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13c91f"/>
    </style:style>
    <style:style style:name="P2" style:family="paragraph" style:parent-style-name="Heading_20_2">
      <style:text-properties officeooo:rsid="0013c91f" officeooo:paragraph-rsid="0013c91f"/>
    </style:style>
    <style:style style:name="P3" style:family="paragraph" style:parent-style-name="Heading_20_1">
      <style:paragraph-properties fo:text-align="center" style:justify-single-word="false"/>
      <style:text-properties officeooo:rsid="0013c91f" officeooo:paragraph-rsid="00178314"/>
    </style:style>
    <style:style style:name="P4" style:family="paragraph" style:parent-style-name="Text_20_body">
      <style:paragraph-properties fo:text-align="center" style:justify-single-word="false"/>
      <style:text-properties officeooo:rsid="0013c91f" officeooo:paragraph-rsid="0013c91f"/>
    </style:style>
    <style:style style:name="P5" style:family="paragraph" style:parent-style-name="Text_20_body">
      <style:text-properties officeooo:rsid="00157cfe" officeooo:paragraph-rsid="00157cfe"/>
    </style:style>
    <style:style style:name="P6" style:family="paragraph" style:parent-style-name="Text_20_body">
      <style:text-properties officeooo:rsid="00157cfe" officeooo:paragraph-rsid="001a2585"/>
    </style:style>
    <style:style style:name="P7" style:family="paragraph" style:parent-style-name="Text_20_body">
      <style:text-properties officeooo:rsid="00157cfe" officeooo:paragraph-rsid="001a2efa"/>
    </style:style>
    <style:style style:name="P8" style:family="paragraph" style:parent-style-name="Text_20_body">
      <style:text-properties officeooo:rsid="001743a8" officeooo:paragraph-rsid="001743a8"/>
    </style:style>
    <style:style style:name="P9" style:family="paragraph" style:parent-style-name="Text_20_body">
      <style:text-properties officeooo:paragraph-rsid="00157cfe"/>
    </style:style>
    <style:style style:name="T1" style:family="text">
      <style:text-properties officeooo:rsid="0013c91f"/>
    </style:style>
    <style:style style:name="T2" style:family="text">
      <style:text-properties officeooo:rsid="00157cfe"/>
    </style:style>
    <style:style style:name="T3" style:family="text">
      <style:text-properties officeooo:rsid="00178314"/>
    </style:style>
    <style:style style:name="T4" style:family="text">
      <style:text-properties officeooo:rsid="0017a2b3"/>
    </style:style>
    <style:style style:name="T5" style:family="text">
      <style:text-properties officeooo:rsid="0018d83e"/>
    </style:style>
    <style:style style:name="T6" style:family="text">
      <style:text-properties officeooo:rsid="001a2585"/>
    </style:style>
    <style:style style:name="T7" style:family="text">
      <style:text-properties officeooo:rsid="001a2efa"/>
    </style:style>
    <style:style style:name="T8" style:family="text">
      <style:text-properties officeooo:rsid="001aba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3">College Personnel and Student Classes</text:span></text:h>
      <text:p text:style-name="P4"/>
      <text:h text:style-name="P2" text:outline-level="2">Design And Implementation</text:h>
      <text:p text:style-name="P9"><text:tab/><text:span text:style-name="T3">The program consists of 5 classes, 2 of which descend from Person (CollegeEmployee, Student) and 1 of which descends from CollegeEmployee (Faculty). A single class is used to provide user interaction, from which the User creates </text:span><text:span text:style-name="T4">arrays of CollegeEmployee's, Faculty and Students.</text:span></text:p>
      <text:h text:style-name="P2" text:outline-level="2">Testing</text:h>
      <text:p text:style-name="P5"><text:tab/><text:span text:style-name="T4">Testing was done with the simple data, as the inputs were primarily strings, with a single boolean val</text:span><text:span text:style-name="T5">ue and a single double value. All values were ad libbed, to check what would happen both when correct data was entered and incorrect data was entered, as there was no error handling in the program, as this was not needed in the brief, and I assumed all data entered would be correct.</text:span></text:p>
      <text:h text:style-name="P1" text:outline-level="2"><text:span text:style-name="T1">Source Code File</text:span><text:span text:style-name="T2">s</text:span></text:h>
      <text:p text:style-name="P5"><text:tab/><text:span text:style-name="T6">Person.java – Contains two methods a setter, which takes arguments for all the fields (fname, lname, address, zipcode, and number), and a method to display the values for all fields.</text:span></text:p>
      <text:p text:style-name="P6"><text:span text:style-name="T6"><text:tab/>CollegeEmployee.java - Contains two methods a setter, which takes arguments for all the fields (fname, lname, address, zipcode, number, ssn, salary, and deptNumber), and a method to display the values for all fields. </text:span><text:span text:style-name="T7">Descends from Person.</text:span></text:p>
      <text:p text:style-name="P7"><text:span text:style-name="T7"><text:tab/>Faculty.java - </text:span><text:span text:style-name="T6">Contains two methods a setter, which takes arguments for all the fields (fname, lname, address, zipcode, number, ssn, salary, deptNumber </text:span><text:span text:style-name="T7">and permanant</text:span><text:span text:style-name="T6">), and a method to display the values for all fields. </text:span><text:span text:style-name="T7">Descends from CollegeEmployee.</text:span></text:p>
      <text:p text:style-name="P7"><text:span text:style-name="T7"><text:tab/>Student.java - </text:span><text:span text:style-name="T6">Contains two methods a setter, which takes arguments for all the fields (fname, lname, address, zipcode, </text:span><text:span text:style-name="T7">number, major and gpa</text:span><text:span text:style-name="T6">), and a method to display the values for all fields. </text:span><text:span text:style-name="T7">Descends from Person</text:span></text:p>
      <text:p text:style-name="P7"><text:span text:style-name="T7"><text:tab/>CollegeList.java – </text:span><text:span text:style-name="T8">The program that is run by the user. Allows the user to input 4 College Employees, 3 Faculty Members and 7 Students, once the user is done it will display the information of each person.</text:span></text:p>
      <text:h text:style-name="P2" text:outline-level="2">Supporting Files</text:h>
      <text:p text:style-name="P5"><text:tab/><text:span text:style-name="T8">No Supporting Files</text:span></text:p>
      <text:h text:style-name="P2" text:outline-level="2">Use Case</text:h>
      <text:p text:style-name="P8"><text:tab/><text:span text:style-name="T8">The User places all files in the same directory and runs the CollegeList class file, either by compiling and running CollegeList.java in a IDE, or by running java CollegeList in a terminal window located in the same directory as th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20:06:23.17</meta:creation-date>
    <dc:title>Program Project Document</dc:title>
    <meta:editing-duration>PT6M35S</meta:editing-duration>
    <meta:editing-cycles>2</meta:editing-cycles>
    <meta:generator>LibreOffice/4.0.1.2$Windows_x86 LibreOffice_project/84102822e3d61eb989ddd325abf1ac077904985</meta:generator>
    <meta:initial-creator>Robert Gardner</meta:initial-creator>
    <dc:date>2013-05-21T21:35:32.04</dc:date>
    <dc:creator>Robert Gardner</dc:creator>
    <meta:document-statistic meta:table-count="0" meta:image-count="0" meta:object-count="0" meta:page-count="1" meta:paragraph-count="15" meta:word-count="345" meta:character-count="2130" meta:non-whitespace-character-count="1789"/>
    <meta:template xlink:type="simple" xlink:actuate="onRequest" xlink:title="Program Project Document" xlink:href="../../../AppData/Roaming/LibreOffice/4/user/template/Program%20Project%20Document1.ott" meta:date="2013-05-21T20:06:22.91"/>
  </office:meta>
</office:document-meta>
</file>